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BD – TP2</text:p>
      <text:p text:style-name="Standard"/>
      <text:p text:style-name="P1">Queries</text:p>
      <text:p text:style-name="P1"><text:span text:style-name="T2"/></text:p>
      <text:p text:style-name="P1"><text:span text:style-name="T2">Pesquisa por:</text:span></text:p>
      <text:p text:style-name="P1"><text:span text:style-name="T2"/></text:p>
      <text:p text:style-name="P1"><text:span text:style-name="T2">Titulo: </text:span></text:p>
      <text:p text:style-name="P1"><text:span text:style-name="T2">SELECT `books`.* FROM `books` WHERE `books`.`titulo` = 'asdf'</text:span></text:p>
      <text:p text:style-name="P1"><text:span text:style-name="T2"/></text:p>
      <text:p text:style-name="P1"><text:span text:style-name="T2">Código:</text:span></text:p>
      <text:p text:style-name="P1"><text:span text:style-name="T2">SELECT `books`.* FROM `books` WHERE `books`.`ISBN` = 'asdf'</text:span></text:p>
      <text:p text:style-name="P1"><text:span text:style-name="T2"/></text:p>
      <text:p text:style-name="P1"><text:span text:style-name="T2">Preço:</text:span></text:p>
      <text:p text:style-name="P1"><text:span text:style-name="T2">SELECT `books`.* FROM `books` WHERE `books`.`price` = 1.0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6-27T10:21:37</meta:creation-date>
    <dc:date>2012-06-27T10:34:01</dc:date>
    <dc:creator>Pedro Pires</dc:creator>
    <meta:editing-duration>PT00H12M2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33" meta:character-count="227"/>
  </office:meta>
</office:document-meta>
</file>